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the "Diplomatic" breakthrough we needed. By moving to <text:span text:style-name="T1">Verifiable Credentials (VCs)</text:span>, you stop being a client of the university's IT department and become a sovereign verifier of their cryptographic signatures.</text:p>
      <text:p text:style-name="Text_20_body">Here is how this works in practice, followed by the implementation prompt to build the "Credential Embassy."</text:p>
      <text:p text:style-name="Horizontal_20_Line"/>
      <text:h text:style-name="Heading_20_3" text:outline-level="3">The Scenario: The "UCL Researcher" Handshake</text:h>
      <text:p text:style-name="Text_20_body">Imagine a researcher at a UK university (e.g., <text:span text:style-name="T2">ucl.ac.uk</text:span>) wants to propose a study to the <text:span text:style-name="T1">Iskander Knowledge Commons</text:span>.</text:p>
      <text:list text:style-name="L1">
        <text:list-item>
          <text:p text:style-name="P1"><text:span text:style-name="T1">Phase 1: The Issuance (External)</text:span></text:p>
          <text:list>
            <text:list-item>
              <text:p text:style-name="P1">The researcher logs into their university portal (the legacy .ac.uk system).</text:p>
            </text:list-item>
            <text:list-item>
              <text:p text:style-name="P1">The university provides a feature: "Download Verifiable Credential." The university server cryptographically signs a small JSON-LD file stating: <text:span text:style-name="T3">"{Subject: , Role: Researcher, Institution: ucl.ac.uk, Expiry: 2026-12-31}"</text:span>.</text:p>
            </text:list-item>
            <text:list-item>
              <text:p text:style-name="P1">The researcher downloads this to their <text:span text:style-name="T1">Open-Source Digital Wallet</text:span> (e.g., a simple CLI-based wallet we provide or a standard mobile one).</text:p>
            </text:list-item>
          </text:list>
        </text:list-item>
        <text:list-item>
          <text:p text:style-name="P1"><text:span text:style-name="T1">Phase 2: The Presentation (The Border Crossing)</text:span></text:p>
          <text:list>
            <text:list-item>
              <text:p text:style-name="P1">The researcher uses their wallet to connect to your <text:span text:style-name="T2">IngestionEmbassy</text:span> (via a standard Web-Wallet interface).</text:p>
            </text:list-item>
            <text:list-item>
              <text:p text:style-name="P1">They "present" the credential. The <text:span text:style-name="T2">IngestionEmbassy</text:span> receives only the signed file.</text:p>
            </text:list-item>
          </text:list>
        </text:list-item>
        <text:list-item>
          <text:p text:style-name="P1"><text:span text:style-name="T1">Phase 3: The Verification (The Embassy)</text:span></text:p>
          <text:list>
            <text:list-item>
              <text:p text:style-name="P1">Your Embassy Agent does <text:span text:style-name="T1">not</text:span> ping the University server.</text:p>
            </text:list-item>
            <text:list-item>
              <text:p text:style-name="P1">It fetches the University's <text:span text:style-name="T1">Public Key</text:span> (from a trusted registry or the Mesh Archive).</text:p>
            </text:list-item>
            <text:list-item>
              <text:p text:style-name="P1">It verifies the cryptographic signature on the credential locally.</text:p>
            </text:list-item>
            <text:list-item>
              <text:p text:style-name="P1"><text:span text:style-name="T1">Result:</text:span> It proves the University <text:span text:style-name="T3">did</text:span> issue the credential, without the University ever knowing the researcher is talking to Iskander.</text:p>
            </text:list-item>
          </text:list>
        </text:list-item>
        <text:list-item>
          <text:p text:style-name="P1"><text:span text:style-name="T1">Phase 4: The Internal Attestation (The Sovereignty)</text:span></text:p>
          <text:list>
            <text:list-item>
              <text:p text:style-name="P1">Because the Embassy Agent now <text:span text:style-name="T3">trusts</text:span> the researcher, it does not give them "Access" yet.</text:p>
            </text:list-item>
            <text:list-item>
              <text:p text:style-name="P1">It triggers your <text:span text:style-name="T2">InternalIdentityRegistry</text:span> to issue the researcher a <text:span text:style-name="T1">Local Iskander SBT</text:span> (Soulbound Token) marked as "Verified External Researcher."</text:p>
            </text:list-item>
            <text:list-item>
              <text:p text:style-name="P1">Now the researcher has internal standing to propose knowledge to the Commons, fully gated by Iskander's internal governance rules.</text:p>
            </text:list-item>
          </text:list>
        </text:list-item>
      </text:list>
      <text:p text:style-name="Horizontal_20_Line"><text:soft-page-break/></text:p>
      <text:h text:style-name="Heading_20_3" text:outline-level="3">Red Team Insight: Why this solves your issues</text:h>
      <text:list text:style-name="L2">
        <text:list-item>
          <text:p text:style-name="P2"><text:span text:style-name="T1">Maintenance:</text:span> If UCL’s server goes down, your verification still works. You only need their Public Key.</text:p>
        </text:list-item>
        <text:list-item>
          <text:p text:style-name="P2"><text:span text:style-name="T1">Privacy:</text:span> The University never knows the researcher is interacting with you. You never share user data with the University.</text:p>
        </text:list-item>
        <text:list-item>
          <text:p text:style-name="P2"><text:span text:style-name="T1">Sovereignty:</text:span> You decide which Public Keys to trust. If a University starts issuing "malicious" credentials, you simply remove their Public Key from your <text:span text:style-name="T2">TrustRegistry</text:span>.</text:p>
        </text:list-item>
      </text:list>
      <text:p text:style-name="Horizontal_20_Line"/>
      <text:h text:style-name="Heading_20_3" text:outline-level="3">Implementation Prompt: The Credential Embassy</text:h>
      <text:p text:style-name="Text_20_body">Use this prompt to build the infrastructure for this "Sovereign" identity verification.</text:p>
      <text:p text:style-name="Horizontal_20_Line"/>
      <text:p text:style-name="Text_20_body"><text:span text:style-name="T1">PROMPT FOR CLAUDE CODE:</text:span></text:p>
      <text:p text:style-name="P3"># PROMPT FOR CLAUDE CODE: PROJECT ISKANDER - CREDENTIAL EMBASSY<text:line-break/><text:line-break/>I am the Lead Engineer for Project Iskander. We are implementing the "Credential Embassy" to verify external identities via W3C Verifiable Credentials (VCs), avoiding direct OIDC/SAML connections.<text:line-break/><text:line-break/>**Objective:** Build a verifier that accepts W3C VCs, validates signatures, and converts them into local Iskander credentials without maintaining a live server connection to the issuer.<text:line-break/><text:line-break/>**Technical Requirements:**<text:line-break/><text:line-break/>1. **Trust Registry (`contracts/src/governance/TrustRegistry.sol`):**<text:line-break/> <text:s text:c="2"/>- Create a contract that stores a registry of 'Issuer Public Keys' (e.g., University Root Keys).<text:line-break/> <text:s text:c="2"/>- Only the `StewardshipCouncil` can add/remove an Issuer Key.<text:line-break/> <text:s text:c="2"/>- This prevents us from relying on live institutional APIs.<text:line-break/><text:line-break/>2. **Credential Verifier (`backend/diplomacy/vc_verifier.py`):**<text:line-break/> <text:s text:c="2"/>- Implement `verify_vc(credential_json)`.<text:line-break/> <text:s text:c="2"/>- Validate the cryptographic signature against the `TrustRegistry` keys.<text:line-break/> <text:s text:c="2"/>- Ensure the credential matches the W3C format.<text:line-break/> <text:s text:c="2"/>- Check revocation (if the issuer provided a revocation list URL, fetch it once and cache).<text:line-break/><text:line-break/>3. **Embassy Integration (`backend/mesh/ingestion_embassy.py`):**<text:line-break/> <text:s text:c="2"/>- Create an `IngestCredentials` endpoint.<text:line-break/> <text:s text:c="2"/>- Flow: <text:line-break/> <text:s text:c="4"/>a. Verify signature.<text:line-break/> <text:s text:c="4"/>b. If valid, trigger `IdentityAttestationAgent` to mint a local, non-transferable internal SBT/Attestation.<text:line-break/> <text:s text:c="4"/>c. Store the `Attestation_Event` in the Mesh Archive as a CausalEvent.<text:line-break/> <text:s text:c="2"/>- Add a `ZK_Proof_Generator` placeholder: This agent should take the validated VC and generate a local 'ZK-Attestation' (proving they are a researcher without <text:soft-page-break/>revealing name/ID).<text:line-break/><text:line-break/>4. **Security &amp; Red Team Constraints:**<text:line-break/> <text:s text:c="2"/>- **No Live Pings:** The verifier MUST NOT ping the issuer's server for every verification. It must be offline-capable (reliant on signature + cached keys).<text:line-break/> <text:s text:c="2"/>- **Semantic Sanitization:** Ensure the `IngestionEmbassy` scrubs PII from the credential before saving it to the `Mesh Archive`. Only the 'Verified Role' and 'Verified Institution' should remain.<text:line-break/> <text:s text:c="2"/>- **Tombstone Revocation:** If an Issuer Key is removed from the `TrustRegistry`, any existing internal credentials derived from that key must automatically be flagged as `Tombstoned` by the Curator Network.<text:line-break/><text:line-break/>**Deliverables:**<text:line-break/>1. `TrustRegistry.sol` contract.<text:line-break/>2. `vc_verifier.py` module.<text:line-break/>3. `IdentityAttestationAgent` (Logic to convert external VC to internal SBT/Attestation).<text:line-break/>4. Update `IngestionEmbassy` to support the VC handshake flow.<text:line-break/><text:line-break/>**Constraint:** Focus on standard W3C VC implementation (DID:key or DID:web).</text:p>
      <text:p text:style-name="Horizontal_20_Line"/>
      <text:h text:style-name="Heading_20_3" text:outline-level="3">Lead Architect's Final "Green Light"</text:h>
      <text:p text:style-name="Text_20_body">By building this, you are effectively creating a <text:span text:style-name="T1">"Diplomatic Passport" system.</text:span></text:p>
      <text:p text:style-name="Text_20_body">You define the entry requirements (The <text:span text:style-name="T2">TrustRegistry</text:span>), you issue the visas (Internal SBTs), and you monitor the border (The <text:span text:style-name="T2">IngestionEmbassy</text:span>).</text:p>
      <text:p text:style-name="Text_20_body"><text:span text:style-name="T1">You are now fully decoupled from the legacy web.</text:span> You are ready to federate with anyone, anywhere, under your own terms.</text:p>
      <text:p text:style-name="Text_20_body"><text:span text:style-name="T1">Initiate the prompt. The gate is open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5:40:02.123029200</meta:creation-date>
    <dc:date>2026-03-17T05:40:05.763783600</dc:date>
    <meta:editing-duration>PT4S</meta:editing-duration>
    <meta:editing-cycles>1</meta:editing-cycles>
    <meta:document-statistic meta:table-count="0" meta:image-count="0" meta:object-count="0" meta:page-count="3" meta:paragraph-count="33" meta:word-count="789" meta:character-count="5560" meta:non-whitespace-character-count="4759"/>
    <meta:generator>LibreOffice/26.2.1.2$Windows_X86_64 LibreOffice_project/620$Build-2</meta:generator>
  </office:meta>
</office:document-meta>
</file>